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93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6699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 style:data-style-name="N60">
      <style:table-cell-properties fo:background-color="#cc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60">
      <style:table-cell-properties fo:background-color="#6699c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60">
      <style:table-cell-properties fo:border-bottom="0.06pt solid #000000" fo:background-color="#6699cc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 style:data-style-name="N60">
      <style:table-cell-properties fo:background-color="#ccffff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60">
      <style:table-cell-properties fo:background-color="#6699cc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60">
      <style:table-cell-properties fo:border-bottom="0.06pt solid #000000" fo:background-color="#6699cc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60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60">
      <style:table-cell-properties fo:border-bottom="none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60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1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1">
      <style:table-cell-properties fo:border-bottom="none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 style:data-style-name="N1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60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60"/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8"/>
        <table:table-column table:style-name="co1" table:default-cell-style-name="ce11"/>
        <table:table-column table:style-name="co3" table:default-cell-style-name="ce18"/>
        <table:table-column table:style-name="co1" table:default-cell-style-name="ce15"/>
        <table:table-column table:style-name="co4" table:default-cell-style-name="ce18"/>
        <table:table-column table:style-name="co1" table:default-cell-style-name="ce18"/>
        <table:table-column table:style-name="co4" table:default-cell-style-name="ce21"/>
        <table:table-column table:style-name="co1" table:default-cell-style-name="Default"/>
        <table:table-column table:style-name="co5" table:default-cell-style-name="Default"/>
        <table:table-column table:style-name="co1" table:default-cell-style-name="ce25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A</text:p>
          </table:table-cell>
          <table:covered-table-cell table:style-name="ce6"/>
          <table:covered-table-cell table:number-columns-repeated="6"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Fmin</text:p>
          </table:table-cell>
          <table:table-cell table:style-name="ce2" office:value-type="string" calcext:value-type="string">
            <text:p>Fmax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Fmedian</text:p>
          </table:table-cell>
          <table:table-cell table:style-name="ce2" office:value-type="string" calcext:value-type="string">
            <text:p>FstdDev</text:p>
          </table:table-cell>
          <table:table-cell table:style-name="ce2" office:value-type="string" calcext:value-type="string">
            <text:p>S_rat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lliptic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.00E+000</text:p>
          </table:table-cell>
          <table:table-cell table:style-name="ce19" office:value-type="float" office:value="12045640" calcext:value-type="float">
            <text:p>1.20E+007</text:p>
          </table:table-cell>
          <table:table-cell table:style-name="ce16" office:value-type="float" office:value="785281.4" calcext:value-type="float">
            <text:p>7.85E+005</text:p>
          </table:table-cell>
          <table:table-cell table:style-name="ce19" office:value-type="float" office:value="19716.98" calcext:value-type="float">
            <text:p>1.97E+004</text:p>
          </table:table-cell>
          <table:table-cell table:style-name="ce19" office:value-type="float" office:value="2042911" calcext:value-type="float">
            <text:p>2.04E+006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Elliptic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.00E+000</text:p>
          </table:table-cell>
          <table:table-cell table:style-name="ce19" office:value-type="float" office:value="0" calcext:value-type="float">
            <text:p>0.00E+000</text:p>
          </table:table-cell>
          <table:table-cell table:style-name="ce16" office:value-type="float" office:value="0" calcext:value-type="float">
            <text:p>0.00E+000</text:p>
          </table:table-cell>
          <table:table-cell table:number-columns-repeated="2" table:style-name="ce19" office:value-type="float" office:value="0" calcext:value-type="float">
            <text:p>0.00E+000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ckley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float" office:value="4.440892E-016" calcext:value-type="float">
            <text:p>4.44E-016</text:p>
          </table:table-cell>
          <table:table-cell table:style-name="ce19" office:value-type="float" office:value="4.440892E-016" calcext:value-type="float">
            <text:p>4.44E-016</text:p>
          </table:table-cell>
          <table:table-cell table:style-name="ce16" office:value-type="float" office:value="4.440892E-016" calcext:value-type="float">
            <text:p>4.44E-016</text:p>
          </table:table-cell>
          <table:table-cell table:style-name="ce19" office:value-type="float" office:value="4.440892E-016" calcext:value-type="float">
            <text:p>4.44E-016</text:p>
          </table:table-cell>
          <table:table-cell table:style-name="ce19" office:value-type="float" office:value="0" calcext:value-type="float">
            <text:p>0.00E+000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ckley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4.440892E-016" calcext:value-type="float">
            <text:p>4.44E-016</text:p>
          </table:table-cell>
          <table:table-cell table:style-name="ce19" office:value-type="float" office:value="4.440892E-016" calcext:value-type="float">
            <text:p>4.44E-016</text:p>
          </table:table-cell>
          <table:table-cell table:style-name="ce16" office:value-type="float" office:value="4.440892E-016" calcext:value-type="float">
            <text:p>4.44E-016</text:p>
          </table:table-cell>
          <table:table-cell table:style-name="ce19" office:value-type="float" office:value="4.440892E-016" calcext:value-type="float">
            <text:p>4.44E-016</text:p>
          </table:table-cell>
          <table:table-cell table:style-name="ce19" office:value-type="float" office:value="0" calcext:value-type="float">
            <text:p>0.00E+000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Griewank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.00E+000</text:p>
          </table:table-cell>
          <table:table-cell table:style-name="ce19" office:value-type="float" office:value="4.255974" calcext:value-type="float">
            <text:p>4.26E+000</text:p>
          </table:table-cell>
          <table:table-cell table:style-name="ce16" office:value-type="float" office:value="1.002854" calcext:value-type="float">
            <text:p>1.00E+000</text:p>
          </table:table-cell>
          <table:table-cell table:style-name="ce19" office:value-type="float" office:value="0.9601914" calcext:value-type="float">
            <text:p>9.60E-001</text:p>
          </table:table-cell>
          <table:table-cell table:style-name="ce19" office:value-type="float" office:value="0.9853573" calcext:value-type="float">
            <text:p>9.85E-001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Griewank</text:p>
          </table:table-cell>
          <table:table-cell table:style-name="ce9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.00E+000</text:p>
          </table:table-cell>
          <table:table-cell table:style-name="ce19" office:value-type="float" office:value="10.4988" calcext:value-type="float">
            <text:p>1.05E+001</text:p>
          </table:table-cell>
          <table:table-cell table:style-name="ce16" office:value-type="float" office:value="0.896204" calcext:value-type="float">
            <text:p>8.96E-001</text:p>
          </table:table-cell>
          <table:table-cell table:style-name="ce19" office:value-type="float" office:value="0.1027434" calcext:value-type="float">
            <text:p>1.03E-001</text:p>
          </table:table-cell>
          <table:table-cell table:style-name="ce19" office:value-type="float" office:value="1.714452" calcext:value-type="float">
            <text:p>1.71E+000</text:p>
          </table:table-cell>
          <table:table-cell table:style-name="ce22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30" calcext:value-type="float">
            <text:p>30</text:p>
          </table:table-cell>
          <table:table-cell office:value-type="float" office:value="27.42638" calcext:value-type="float">
            <text:p>2.74E+001</text:p>
          </table:table-cell>
          <table:table-cell office:value-type="float" office:value="28.20796" calcext:value-type="float">
            <text:p>2.82E+001</text:p>
          </table:table-cell>
          <table:table-cell office:value-type="float" office:value="27.92764" calcext:value-type="float">
            <text:p>2.79E+001</text:p>
          </table:table-cell>
          <table:table-cell office:value-type="float" office:value="27.95498" calcext:value-type="float">
            <text:p>2.80E+001</text:p>
          </table:table-cell>
          <table:table-cell office:value-type="float" office:value="0.1863178" calcext:value-type="float">
            <text:p>1.86E-0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50" calcext:value-type="float">
            <text:p>50</text:p>
          </table:table-cell>
          <table:table-cell office:value-type="float" office:value="47.2157" calcext:value-type="float">
            <text:p>4.72E+001</text:p>
          </table:table-cell>
          <table:table-cell office:value-type="float" office:value="48.10505" calcext:value-type="float">
            <text:p>4.81E+001</text:p>
          </table:table-cell>
          <table:table-cell office:value-type="float" office:value="47.70277" calcext:value-type="float">
            <text:p>4.77E+001</text:p>
          </table:table-cell>
          <table:table-cell office:value-type="float" office:value="47.72039" calcext:value-type="float">
            <text:p>4.77E+001</text:p>
          </table:table-cell>
          <table:table-cell office:value-type="float" office:value="0.1734179" calcext:value-type="float">
            <text:p>1.73E-0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Weierstrass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.00E+000</text:p>
          </table:table-cell>
          <table:table-cell table:style-name="ce19" office:value-type="float" office:value="0" calcext:value-type="float">
            <text:p>0.00E+000</text:p>
          </table:table-cell>
          <table:table-cell table:style-name="ce16" office:value-type="float" office:value="0" calcext:value-type="float">
            <text:p>0.00E+000</text:p>
          </table:table-cell>
          <table:table-cell table:number-columns-repeated="2" table:style-name="ce19" office:value-type="float" office:value="0" calcext:value-type="float">
            <text:p>0.00E+000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Weierstrass</text:p>
          </table:table-cell>
          <table:table-cell table:style-name="ce9" office:value-type="float" office:value="50" calcext:value-type="float">
            <text:p>50</text:p>
          </table:table-cell>
          <table:table-cell table:style-name="ce12"/>
          <table:table-cell table:style-name="ce19"/>
          <table:table-cell table:style-name="ce16"/>
          <table:table-cell table:style-name="ce19" table:number-columns-repeated="2"/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Schaffer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ffer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alomon</text:p>
          </table:table-cell>
          <table:table-cell table:style-name="ce9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.00E+000</text:p>
          </table:table-cell>
          <table:table-cell table:style-name="ce19" office:value-type="float" office:value="0" calcext:value-type="float">
            <text:p>0.00E+000</text:p>
          </table:table-cell>
          <table:table-cell table:style-name="ce16" office:value-type="float" office:value="0" calcext:value-type="float">
            <text:p>0.00E+000</text:p>
          </table:table-cell>
          <table:table-cell table:number-columns-repeated="2" table:style-name="ce19" office:value-type="float" office:value="0" calcext:value-type="float">
            <text:p>0.00E+000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alomon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2" table:style-name="ce20" office:value-type="float" office:value="0" calcext:value-type="float">
            <text:p>0.00E+000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SEA</text:p>
          </table:table-cell>
          <table:covered-table-cell table:style-name="ce2"/>
          <table:table-cell table:style-name="ce14" office:value-type="string" calcext:value-type="string" table:number-columns-spanned="2" table:number-rows-spanned="1">
            <text:p>SaNSDE</text:p>
          </table:table-cell>
          <table:covered-table-cell table:style-name="ce2"/>
          <table:table-cell table:style-name="ce14" office:value-type="string" calcext:value-type="string" table:number-columns-spanned="2" table:number-rows-spanned="1">
            <text:p>PSO Complete</text:p>
          </table:table-cell>
          <table:covered-table-cell table:style-name="ce2"/>
          <table:table-cell table:style-name="ce14" office:value-type="string" calcext:value-type="string" table:number-columns-spanned="2" table:number-rows-spanned="1">
            <text:p>PSO Ring</text:p>
          </table:table-cell>
          <table:covered-table-cell table:style-name="ce2"/>
          <table:table-cell table:style-name="ce14" office:value-type="string" calcext:value-type="string" table:number-columns-spanned="2" table:number-rows-spanned="1">
            <text:p>PSO Dynamic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S_ratio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S_ratio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S_ratio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S_ratio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S_ratio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table:style-name="ce7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0.000000009206311" calcext:value-type="float">
            <text:p>9.21E-009</text:p>
          </table:table-cell>
          <table:table-cell table:style-name="ce7" office:value-type="float" office:value="100" calcext:value-type="float">
            <text:p>100</text:p>
          </table:table-cell>
          <table:table-cell table:style-name="ce15" office:value-type="float" office:value="4.252301E-155" calcext:value-type="float">
            <text:p>4.25E-155</text:p>
          </table:table-cell>
          <table:table-cell table:style-name="ce7" office:value-type="float" office:value="100" calcext:value-type="float">
            <text:p>100</text:p>
          </table:table-cell>
          <table:table-cell table:style-name="ce15" office:value-type="float" office:value="2.776808E-076" calcext:value-type="float">
            <text:p>2.78E-076</text:p>
          </table:table-cell>
          <table:table-cell table:style-name="ce7" office:value-type="float" office:value="100" calcext:value-type="float">
            <text:p>100</text:p>
          </table:table-cell>
          <table:table-cell table:style-name="ce15" office:value-type="float" office:value="1.122275E-151" calcext:value-type="float">
            <text:p>1.12E-151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1.205898" calcext:value-type="float">
            <text:p>1.21E+00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6.787065E-089" calcext:value-type="float">
            <text:p>6.79E-089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float" office:value="7.201039E-073" calcext:value-type="float">
            <text:p>7.20E-073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float" office:value="9.815601E-152" calcext:value-type="float">
            <text:p>9.82E-152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Elliptic</text:p>
          </table:table-cell>
          <table:table-cell table:style-name="ce9" office:value-type="float" office:value="30" calcext:value-type="float">
            <text:p>30</text:p>
          </table:table-cell>
          <table:table-cell table:style-name="ce16" office:value-type="float" office:value="785281.4" calcext:value-type="float">
            <text:p>7.85E+005</text:p>
          </table:table-cell>
          <table:table-cell table:style-name="ce22" office:value-type="float" office:value="32" calcext:value-type="float">
            <text:p>32</text:p>
          </table:table-cell>
          <table:table-cell table:style-name="ce16" office:value-type="float" office:value="157.0478" calcext:value-type="float">
            <text:p>1.57E+002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1.029972E-139" calcext:value-type="float">
            <text:p>1.03E-139</text:p>
          </table:table-cell>
          <table:table-cell table:style-name="ce9" office:value-type="float" office:value="100" calcext:value-type="float">
            <text:p>100</text:p>
          </table:table-cell>
          <table:table-cell table:style-name="ce16" office:value-type="float" office:value="1.716293E-072" calcext:value-type="float">
            <text:p>1.72E-072</text:p>
          </table:table-cell>
          <table:table-cell table:style-name="ce9" office:value-type="float" office:value="100" calcext:value-type="float">
            <text:p>100</text:p>
          </table:table-cell>
          <table:table-cell table:style-name="ce16" office:value-type="float" office:value="2.590683E-147" calcext:value-type="float">
            <text:p>2.59E-147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Elliptic</text:p>
          </table:table-cell>
          <table:table-cell table:style-name="ce9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.00E+000</text:p>
          </table:table-cell>
          <table:table-cell table:style-name="ce22" office:value-type="float" office:value="100" calcext:value-type="float">
            <text:p>100</text:p>
          </table:table-cell>
          <table:table-cell table:style-name="ce16" office:value-type="float" office:value="97673.9" calcext:value-type="float">
            <text:p>9.77E+004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8.234098E-082" calcext:value-type="float">
            <text:p>8.23E-082</text:p>
          </table:table-cell>
          <table:table-cell table:style-name="ce9" office:value-type="float" office:value="100" calcext:value-type="float">
            <text:p>100</text:p>
          </table:table-cell>
          <table:table-cell table:style-name="ce16" office:value-type="float" office:value="8.351155E-070" calcext:value-type="float">
            <text:p>8.35E-070</text:p>
          </table:table-cell>
          <table:table-cell table:style-name="ce9" office:value-type="float" office:value="100" calcext:value-type="float">
            <text:p>100</text:p>
          </table:table-cell>
          <table:table-cell table:style-name="ce16" office:value-type="float" office:value="7.198263E-145" calcext:value-type="float">
            <text:p>7.20E-145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0.000000008847409" calcext:value-type="float">
            <text:p>8.85E-009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float" office:value="5.761393E-023" calcext:value-type="float">
            <text:p>5.76E-023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float" office:value="0.00000001066346" calcext:value-type="float">
            <text:p>1.07E-008</text:p>
          </table:table-cell>
          <table:table-cell table:style-name="ce8" office:value-type="float" office:value="62" calcext:value-type="float">
            <text:p>62</text:p>
          </table:table-cell>
          <table:table-cell table:style-name="ce15" office:value-type="float" office:value="5.558985E-036" calcext:value-type="float">
            <text:p>5.56E-036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5.185547" calcext:value-type="float">
            <text:p>5.19E+00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.000000002436716" calcext:value-type="float">
            <text:p>2.44E-009</text:p>
          </table:table-cell>
          <table:table-cell table:style-name="ce8" office:value-type="float" office:value="96" calcext:value-type="float">
            <text:p>96</text:p>
          </table:table-cell>
          <table:table-cell table:style-name="ce15" office:value-type="float" office:value="5.87362" calcext:value-type="float">
            <text:p>5.87E+00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4.661373E-037" calcext:value-type="float">
            <text:p>4.66E-037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Ackley</text:p>
          </table:table-cell>
          <table:table-cell table:style-name="ce9" office:value-type="float" office:value="30" calcext:value-type="float">
            <text:p>30</text:p>
          </table:table-cell>
          <table:table-cell table:style-name="ce16" office:value-type="float" office:value="4.440892E-016" calcext:value-type="float">
            <text:p>4.44E-016</text:p>
          </table:table-cell>
          <table:table-cell table:style-name="ce22" office:value-type="float" office:value="100" calcext:value-type="float">
            <text:p>100</text:p>
          </table:table-cell>
          <table:table-cell table:style-name="ce16" office:value-type="float" office:value="0.0310435" calcext:value-type="float">
            <text:p>3.10E-002</text:p>
          </table:table-cell>
          <table:table-cell table:style-name="ce9" office:value-type="float" office:value="96.66" calcext:value-type="float">
            <text:p>96.66</text:p>
          </table:table-cell>
          <table:table-cell table:style-name="ce16" office:value-type="float" office:value="2.219568" calcext:value-type="float">
            <text:p>2.22E+000</text:p>
          </table:table-cell>
          <table:table-cell table:style-name="ce9" office:value-type="float" office:value="10" calcext:value-type="float">
            <text:p>10</text:p>
          </table:table-cell>
          <table:table-cell table:style-name="ce16" office:value-type="float" office:value="7.478462E-015" calcext:value-type="float">
            <text:p>7.48E-015</text:p>
          </table:table-cell>
          <table:table-cell table:style-name="ce9" office:value-type="float" office:value="100" calcext:value-type="float">
            <text:p>100</text:p>
          </table:table-cell>
          <table:table-cell table:style-name="ce16" office:value-type="float" office:value="6.625811E-015" calcext:value-type="float">
            <text:p>6.63E-015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Ackley</text:p>
          </table:table-cell>
          <table:table-cell table:style-name="ce9" office:value-type="float" office:value="50" calcext:value-type="float">
            <text:p>50</text:p>
          </table:table-cell>
          <table:table-cell table:style-name="ce16" office:value-type="float" office:value="4.440892E-016" calcext:value-type="float">
            <text:p>4.44E-016</text:p>
          </table:table-cell>
          <table:table-cell table:style-name="ce22" office:value-type="float" office:value="100" calcext:value-type="float">
            <text:p>100</text:p>
          </table:table-cell>
          <table:table-cell table:style-name="ce16" office:value-type="float" office:value="5.243744" calcext:value-type="float">
            <text:p>5.24E+000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6.664179" calcext:value-type="float">
            <text:p>6.66E+000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0.04108328" calcext:value-type="float">
            <text:p>4.11E-002</text:p>
          </table:table-cell>
          <table:table-cell table:style-name="ce9" office:value-type="float" office:value="96" calcext:value-type="float">
            <text:p>96</text:p>
          </table:table-cell>
          <table:table-cell table:style-name="ce16" office:value-type="float" office:value="4.440892E-016" calcext:value-type="float">
            <text:p>4.44E-016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22.81771" calcext:value-type="float">
            <text:p>2.28E+001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75.55699" calcext:value-type="float">
            <text:p>7.56E+001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71.44155" calcext:value-type="float">
            <text:p>7.14E+001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55.57803" calcext:value-type="float">
            <text:p>5.56E+001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179.4501" calcext:value-type="float">
            <text:p>1.79E+002</text:p>
          </table:table-cell>
          <table:table-cell table:style-name="ce8" office:value-type="float" office:value="0" calcext:value-type="float">
            <text:p>0</text:p>
          </table:table-cell>
          <table:table-cell table:style-name="ce24" office:value-type="float" office:value="173.6621" calcext:value-type="float">
            <text:p>1.74E+002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Griewank</text:p>
          </table:table-cell>
          <table:table-cell table:style-name="ce9" office:value-type="float" office:value="30" calcext:value-type="float">
            <text:p>30</text:p>
          </table:table-cell>
          <table:table-cell table:style-name="ce16" office:value-type="float" office:value="1.002854" calcext:value-type="float">
            <text:p>1.00E+000</text:p>
          </table:table-cell>
          <table:table-cell table:style-name="ce22" office:value-type="float" office:value="22" calcext:value-type="float">
            <text:p>22</text:p>
          </table:table-cell>
          <table:table-cell table:style-name="ce16" office:value-type="float" office:value="0.005254851" calcext:value-type="float">
            <text:p>5.25E-003</text:p>
          </table:table-cell>
          <table:table-cell table:style-name="ce9" office:value-type="float" office:value="60" calcext:value-type="float">
            <text:p>60</text:p>
          </table:table-cell>
          <table:table-cell table:style-name="ce16" office:value-type="float" office:value="0.03885873" calcext:value-type="float">
            <text:p>3.89E-002</text:p>
          </table:table-cell>
          <table:table-cell table:style-name="ce9" office:value-type="float" office:value="26" calcext:value-type="float">
            <text:p>26</text:p>
          </table:table-cell>
          <table:table-cell table:style-name="ce16" office:value-type="float" office:value="0.001626096" calcext:value-type="float">
            <text:p>1.63E-003</text:p>
          </table:table-cell>
          <table:table-cell table:style-name="ce9" office:value-type="float" office:value="84" calcext:value-type="float">
            <text:p>84</text:p>
          </table:table-cell>
          <table:table-cell table:style-name="ce16" office:value-type="float" office:value="0" calcext:value-type="float">
            <text:p>0.00E+00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Griewank</text:p>
          </table:table-cell>
          <table:table-cell table:style-name="ce9" office:value-type="float" office:value="50" calcext:value-type="float">
            <text:p>50</text:p>
          </table:table-cell>
          <table:table-cell table:style-name="ce16" office:value-type="float" office:value="0.896204" calcext:value-type="float">
            <text:p>8.96E-001</text:p>
          </table:table-cell>
          <table:table-cell table:style-name="ce22" office:value-type="float" office:value="42" calcext:value-type="float">
            <text:p>42</text:p>
          </table:table-cell>
          <table:table-cell table:style-name="ce16" office:value-type="float" office:value="0.5379681" calcext:value-type="float">
            <text:p>5.38E-001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0.3576355" calcext:value-type="float">
            <text:p>3.58E-001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0.0005422122" calcext:value-type="float">
            <text:p>5.42E-004</text:p>
          </table:table-cell>
          <table:table-cell table:style-name="ce9" office:value-type="float" office:value="94" calcext:value-type="float">
            <text:p>94</text:p>
          </table:table-cell>
          <table:table-cell table:style-name="ce16" office:value-type="float" office:value="0" calcext:value-type="float">
            <text:p>0.00E+00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27.92764" calcext:value-type="float">
            <text:p>2.79E+00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27.38685" calcext:value-type="float">
            <text:p>2.74E+001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39.49986" calcext:value-type="float">
            <text:p>3.95E+001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43.64799" calcext:value-type="float">
            <text:p>4.36E+001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43.64799" calcext:value-type="float">
            <text:p>4.36E+00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47.70277" calcext:value-type="float">
            <text:p>4.77E+00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880.4354" calcext:value-type="float">
            <text:p>8.80E+002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16.99559" calcext:value-type="float">
            <text:p>1.70E+001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127.7267" calcext:value-type="float">
            <text:p>1.28E+002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127.7267" calcext:value-type="float">
            <text:p>1.28E+002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eierstrass</text:p>
          </table:table-cell>
          <table:table-cell table:style-name="ce9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.00E+000</text:p>
          </table:table-cell>
          <table:table-cell table:style-name="ce22" office:value-type="float" office:value="100" calcext:value-type="float">
            <text:p>100</text:p>
          </table:table-cell>
          <table:table-cell table:style-name="ce16" office:value-type="float" office:value="0.5601536" calcext:value-type="float">
            <text:p>5.60E-001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6.512318" calcext:value-type="float">
            <text:p>6.51E+000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8.424422" calcext:value-type="float">
            <text:p>8.42E+000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0" calcext:value-type="float">
            <text:p>0.00E+00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Weierstrass</text:p>
          </table:table-cell>
          <table:table-cell table:style-name="ce9" office:value-type="float" office:value="50" calcext:value-type="float">
            <text:p>50</text:p>
          </table:table-cell>
          <table:table-cell table:style-name="ce16"/>
          <table:table-cell table:style-name="ce22"/>
          <table:table-cell table:style-name="ce16" office:value-type="float" office:value="7.458529" calcext:value-type="float">
            <text:p>7.46E+000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21.31698" calcext:value-type="float">
            <text:p>2.13E+001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26.06693" calcext:value-type="float">
            <text:p>2.61E+001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0" calcext:value-type="float">
            <text:p>0.00E+00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haffer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0.000000009002843" calcext:value-type="float">
            <text:p>9.00E-009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float" office:value="0.001165909" calcext:value-type="float">
            <text:p>1.17E-003</text:p>
          </table:table-cell>
          <table:table-cell table:style-name="ce8" office:value-type="float" office:value="96" calcext:value-type="float">
            <text:p>96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haffer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0.00006275133" calcext:value-type="float">
            <text:p>6.28E-005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float" office:value="0.0007772728" calcext:value-type="float">
            <text:p>7.77E-004</text:p>
          </table:table-cell>
          <table:table-cell table:style-name="ce8" office:value-type="float" office:value="96" calcext:value-type="float">
            <text:p>96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.00E+000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Salomon</text:p>
          </table:table-cell>
          <table:table-cell table:style-name="ce9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.00E+000</text:p>
          </table:table-cell>
          <table:table-cell table:style-name="ce22" office:value-type="float" office:value="100" calcext:value-type="float">
            <text:p>100</text:p>
          </table:table-cell>
          <table:table-cell table:style-name="ce16" office:value-type="float" office:value="0.15654" calcext:value-type="float">
            <text:p>1.57E-001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0.6678733" calcext:value-type="float">
            <text:p>6.68E-001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0.2458733" calcext:value-type="float">
            <text:p>2.46E-001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0.007334583" calcext:value-type="float">
            <text:p>7.33E-003</text:p>
          </table:table-cell>
          <table:table-cell table:style-name="ce9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Salomon</text:p>
          </table:table-cell>
          <table:table-cell table:style-name="ce10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.00E+000</text:p>
          </table:table-cell>
          <table:table-cell table:style-name="ce23" office:value-type="float" office:value="100" calcext:value-type="float">
            <text:p>100</text:p>
          </table:table-cell>
          <table:table-cell table:style-name="ce17" office:value-type="float" office:value="0.7032067" calcext:value-type="float">
            <text:p>7.03E-00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1.851873" calcext:value-type="float">
            <text:p>1.85E+00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0.3598734" calcext:value-type="float">
            <text:p>3.60E-00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0.00287375" calcext:value-type="float">
            <text:p>2.87E-003</text:p>
          </table:table-cell>
          <table:table-cell table:style-name="ce10" office:value-type="float" office:value="90" calcext:value-type="float">
            <text:p>90</text:p>
          </table:table-cell>
        </table:table-row>
        <table:table-row table:style-name="ro1" table:number-rows-repeated="4"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4"/>
        </table:table-row>
      </table:table>
      <table:named-expressions/>
      <table:database-ranges>
        <table:database-range table:name="__Anonymous_Sheet_DB__0" table:target-range-address="Hoja1.J1:Hoja1.L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23:37:20.0961231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23:08:09.470334408</meta:creation-date>
    <dc:date>2016-06-06T01:54:00.800997935</dc:date>
    <meta:editing-duration>PT56M20S</meta:editing-duration>
    <meta:editing-cycles>4</meta:editing-cycles>
    <meta:generator>LibreOffice/4.2.8.2$Linux_X86_64 LibreOffice_project/420m0$Build-2</meta:generator>
    <meta:document-statistic meta:table-count="1" meta:cell-count="418" meta:object-count="0"/>
  </office:meta>
</office:document-meta>
</file>